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Roboto Mono" svg:font-family="Roboto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keep-with-next="auto" fo:break-before="page" fo:margin-top="0in" fo:margin-bottom="0.1388in" style:page-number="1"/>
    </style:style>
    <style:style style:name="T11" style:parent-style-name="Policepardéfaut" style:family="text">
      <style:text-properties fo:font-weight="bold" style:font-weight-asian="bold" fo:font-size="23pt" style:font-size-asian="23pt" style:font-size-complex="23pt" fo:language="en" fo:country="US"/>
    </style:style>
    <style:style style:name="P12" style:parent-style-name="Standard" style:family="paragraph">
      <style:paragraph-properties fo:keep-together="always" fo:margin-bottom="0.1388in" fo:line-height="100%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P16" style:parent-style-name="Titre2" style:family="paragraph">
      <style:paragraph-properties fo:keep-with-next="auto" fo:margin-top="0in" fo:margin-bottom="0.1388in"/>
    </style:style>
    <style:style style:name="T17" style:parent-style-name="Policepardéfaut" style:family="text">
      <style:text-properties fo:font-weight="bold" style:font-weight-asian="bold" fo:font-size="17pt" style:font-size-asian="17pt" style:font-size-complex="17pt"/>
    </style:style>
    <style:style style:name="P18" style:parent-style-name="Titre3" style:family="paragraph">
      <style:paragraph-properties fo:keep-with-next="auto" fo:margin-top="0in" fo:margin-bottom="0.1388in"/>
    </style:style>
    <style:style style:name="T19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20" style:parent-style-name="Standard" style:family="paragraph">
      <style:paragraph-properties fo:keep-together="always" fo:line-height="100%"/>
    </style:style>
    <style:style style:name="T21" style:parent-style-name="Policepardéfaut" style:family="text">
      <style:text-properties fo:font-weight="bold" style:font-weight-asian="bold"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font-weight="bold" style:font-weight-asian="bold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Standard" style:family="paragraph">
      <style:paragraph-properties fo:keep-together="always" fo:line-height="100%"/>
    </style:style>
    <style:style style:name="T29" style:parent-style-name="Policepardéfaut" style:family="text">
      <style:text-properties fo:font-weight="bold" style:font-weight-asian="bold"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font-weight="bold" style:font-weight-asian="bold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language="en" fo:country="US"/>
    </style:style>
    <style:style style:name="P34" style:parent-style-name="Standard" style:family="paragraph">
      <style:paragraph-properties fo:keep-together="always" fo:line-height="100%"/>
    </style:style>
    <style:style style:name="T35" style:parent-style-name="Policepardéfaut" style:family="text">
      <style:text-properties fo:font-weight="bold" style:font-weight-asian="bold"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font-weight="bold" style:font-weight-asian="bold"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language="en" fo:country="US"/>
    </style:style>
    <style:style style:name="P40" style:parent-style-name="Standard" style:family="paragraph">
      <style:paragraph-properties fo:keep-together="always" fo:line-height="100%"/>
    </style:style>
    <style:style style:name="T41" style:parent-style-name="Policepardéfaut" style:family="text">
      <style:text-properties fo:font-weight="bold" style:font-weight-asian="bold" fo:language="en" fo:country="US"/>
    </style:style>
    <style:style style:name="T42" style:parent-style-name="Policepardéfaut" style:family="text">
      <style:text-properties fo:language="en" fo:country="US"/>
    </style:style>
    <style:style style:name="T43" style:parent-style-name="Policepardéfaut" style:family="text">
      <style:text-properties fo:font-weight="bold" style:font-weight-asian="bold"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P46" style:parent-style-name="Standard" style:family="paragraph">
      <style:paragraph-properties fo:keep-together="always" fo:margin-bottom="0.1388in" fo:line-height="100%"/>
    </style:style>
    <style:style style:name="T47" style:parent-style-name="Policepardéfaut" style:family="text">
      <style:text-properties fo:font-weight="bold" style:font-weight-asian="bold" fo:language="en" fo:country="US"/>
    </style:style>
    <style:style style:name="T48" style:parent-style-name="Policepardéfaut" style:family="text">
      <style:text-properties fo:language="en" fo:country="US"/>
    </style:style>
    <style:style style:name="P49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50" style:parent-style-name="Titre3" style:family="paragraph">
      <style:paragraph-properties fo:keep-with-next="auto" fo:margin-top="0in" fo:margin-bottom="0.1388in"/>
    </style:style>
    <style:style style:name="T51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52" style:parent-style-name="Standard" style:family="paragraph">
      <style:paragraph-properties fo:keep-together="always" fo:line-height="150%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7" style:parent-style-name="Policepardéfaut" style:family="text">
      <style:text-properties fo:language="en" fo:country="US"/>
    </style:style>
    <style:style style:name="T58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61" style:parent-style-name="Policepardéfaut" style:family="text">
      <style:text-properties fo:language="en" fo:country="US"/>
    </style:style>
    <style:style style:name="P62" style:parent-style-name="Standard" style:family="paragraph">
      <style:paragraph-properties fo:keep-together="always" fo:line-height="150%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66" style:parent-style-name="Policepardéfaut" style:family="text">
      <style:text-properties fo:language="en" fo:country="US"/>
    </style:style>
    <style:style style:name="T67" style:parent-style-name="Policepardéfaut" style:family="text">
      <style:text-properties fo:font-weight="bold" style:font-weight-asian="bold" fo:language="en" fo:country="US"/>
    </style:style>
    <style:style style:name="T68" style:parent-style-name="Policepardéfaut" style:family="text">
      <style:text-properties fo:language="en" fo:country="US"/>
    </style:style>
    <style:style style:name="P69" style:parent-style-name="Standard" style:family="paragraph">
      <style:paragraph-properties fo:keep-together="always" fo:line-height="150%"/>
    </style:style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font-weight="bold" style:font-weight-asian="bold" fo:language="en" fo:country="US"/>
    </style:style>
    <style:style style:name="T74" style:parent-style-name="Policepardéfaut" style:family="text">
      <style:text-properties fo:language="en" fo:country="US"/>
    </style:style>
    <style:style style:name="P75" style:parent-style-name="Standard" style:family="paragraph">
      <style:paragraph-properties fo:keep-together="always" fo:line-height="150%"/>
    </style:style>
    <style:style style:name="T76" style:parent-style-name="Policepardéfaut" style:family="text">
      <style:text-properties fo:font-weight="bold" style:font-weight-asian="bold" fo:language="en" fo:country="US"/>
    </style:style>
    <style:style style:name="T77" style:parent-style-name="Policepardéfaut" style:family="text">
      <style:text-properties fo:language="en" fo:country="US"/>
    </style:style>
    <style:style style:name="T78" style:parent-style-name="Policepardéfaut" style:family="text">
      <style:text-properties fo:font-weight="bold" style:font-weight-asian="bold"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weight="bold" style:font-weight-asian="bold" fo:language="en" fo:country="US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fo:font-weight="bold" style:font-weight-asian="bold" fo:language="en" fo:country="US"/>
    </style:style>
    <style:style style:name="T83" style:parent-style-name="Policepardéfaut" style:family="text">
      <style:text-properties fo:language="en" fo:country="US"/>
    </style:style>
    <style:style style:name="P84" style:parent-style-name="Standard" style:family="paragraph">
      <style:paragraph-properties fo:keep-together="always" fo:line-height="100%"/>
    </style:style>
    <style:style style:name="T85" style:parent-style-name="Policepardéfaut" style:family="text">
      <style:text-properties fo:language="it" fo:country="IT"/>
    </style:style>
    <style:style style:name="T86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P87" style:parent-style-name="Standard" style:family="paragraph">
      <style:paragraph-properties fo:keep-together="always" fo:margin-bottom="0.1388in" fo:line-height="100%"/>
    </style:style>
    <style:style style:name="T88" style:parent-style-name="Policepardéfaut" style:family="text">
      <style:text-properties fo:language="en" fo:country="US"/>
    </style:style>
    <style:style style:name="T8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90" style:parent-style-name="Standard" style:family="paragraph">
      <style:paragraph-properties fo:keep-together="always" fo:margin-bottom="0.1388in" fo:line-height="100%"/>
    </style:style>
    <style:style style:name="T91" style:parent-style-name="Policepardéfaut" style:family="text">
      <style:text-properties fo:font-weight="bold" style:font-weight-asian="bold" fo:language="en" fo:country="US"/>
    </style:style>
    <style:style style:name="T92" style:parent-style-name="Policepardéfaut" style:family="text">
      <style:text-properties fo:language="en" fo:country="US"/>
    </style:style>
    <style:style style:name="T9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94" style:parent-style-name="Policepardéfaut" style:family="text">
      <style:text-properties fo:language="en" fo:country="US"/>
    </style:style>
    <style:style style:name="P95" style:parent-style-name="Standard" style:family="paragraph">
      <style:paragraph-properties fo:keep-together="always" fo:margin-bottom="0.1388in" fo:line-height="100%"/>
    </style:style>
    <style:style style:name="T96" style:parent-style-name="Policepardéfaut" style:family="text">
      <style:text-properties fo:font-weight="bold" style:font-weight-asian="bold"/>
    </style:style>
    <style:style style:name="P97" style:parent-style-name="Standard" style:family="paragraph">
      <style:paragraph-properties fo:keep-together="always" fo:line-height="100%"/>
    </style:style>
    <style:style style:name="T98" style:parent-style-name="Policepardéfaut" style:family="text">
      <style:text-properties fo:language="en" fo:country="US"/>
    </style:style>
    <style:style style:name="T9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0" style:parent-style-name="Policepardéfaut" style:family="text">
      <style:text-properties fo:language="en" fo:country="US"/>
    </style:style>
    <style:style style:name="T10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fo:language="en" fo:country="US"/>
    </style:style>
    <style:style style:name="P104" style:parent-style-name="Standard" style:family="paragraph">
      <style:paragraph-properties fo:keep-together="always" fo:margin-bottom="0.1388in" fo:line-height="100%"/>
    </style:style>
    <style:style style:name="T105" style:parent-style-name="Policepardéfaut" style:family="text">
      <style:text-properties fo:language="en" fo:country="US"/>
    </style:style>
    <style:style style:name="T10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7" style:parent-style-name="Policepardéfaut" style:family="text">
      <style:text-properties fo:language="en" fo:country="US"/>
    </style:style>
    <style:style style:name="T108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09" style:parent-style-name="Policepardéfaut" style:family="text">
      <style:text-properties fo:language="en" fo:country="US"/>
    </style:style>
    <style:style style:name="T110" style:parent-style-name="Policepardéfaut" style:family="text">
      <style:text-properties fo:language="en" fo:country="US"/>
    </style:style>
    <style:style style:name="P111" style:parent-style-name="Standard" style:family="paragraph">
      <style:paragraph-properties fo:keep-together="always" fo:margin-bottom="0.1388in" fo:line-height="100%"/>
    </style:style>
    <style:style style:name="T112" style:parent-style-name="Policepardéfaut" style:family="text">
      <style:text-properties fo:font-weight="bold" style:font-weight-asian="bold"/>
    </style:style>
    <style:style style:name="P113" style:parent-style-name="Standard" style:family="paragraph">
      <style:paragraph-properties fo:keep-together="always" fo:line-height="100%"/>
      <style:text-properties fo:language="en" fo:country="US"/>
    </style:style>
    <style:style style:name="P114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115" style:parent-style-name="Titre4" style:family="paragraph">
      <style:paragraph-properties fo:keep-with-next="auto" fo:margin-top="0in" fo:margin-bottom="0.1388in"/>
    </style:style>
    <style:style style:name="T116" style:parent-style-name="Policepardéfaut" style:family="text">
      <style:text-properties fo:font-style="italic" style:font-style-asian="italic" fo:color="#000000" fo:font-size="11pt" style:font-size-asian="11pt" style:font-size-complex="11pt"/>
    </style:style>
    <style:style style:name="P117" style:parent-style-name="Standard" style:family="paragraph">
      <style:paragraph-properties fo:keep-together="always" fo:margin-bottom="0.1388in" fo:line-height="100%"/>
    </style:style>
    <style:style style:name="T118" style:parent-style-name="Policepardéfaut" style:family="text">
      <style:text-properties fo:language="en" fo:country="US"/>
    </style:style>
    <style:style style:name="T119" style:parent-style-name="Policepardéfaut" style:family="text">
      <style:text-properties fo:language="en" fo:country="US"/>
    </style:style>
    <style:style style:name="T12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21" style:parent-style-name="Standard" style:family="paragraph">
      <style:paragraph-properties fo:keep-together="always" fo:margin-bottom="0.1388in" fo:line-height="100%"/>
    </style:style>
    <style:style style:name="T122" style:parent-style-name="Policepardéfaut" style:family="text">
      <style:text-properties fo:language="en" fo:country="US"/>
    </style:style>
    <style:style style:name="T12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24" style:parent-style-name="Standard" style:family="paragraph">
      <style:paragraph-properties fo:keep-together="always" fo:margin-bottom="0.1388in" fo:line-height="100%"/>
    </style:style>
    <style:style style:name="T125" style:parent-style-name="Policepardéfaut" style:family="text">
      <style:text-properties fo:language="en" fo:country="US"/>
    </style:style>
    <style:style style:name="T126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27" style:parent-style-name="Standard" style:family="paragraph">
      <style:paragraph-properties fo:keep-together="always" fo:margin-bottom="0.1388in" fo:line-height="100%"/>
    </style:style>
    <style:style style:name="T128" style:parent-style-name="Policepardéfaut" style:family="text">
      <style:text-properties fo:language="en" fo:country="US"/>
    </style:style>
    <style:style style:name="T12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30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31" style:parent-style-name="Titre3" style:family="paragraph">
      <style:paragraph-properties fo:keep-with-next="auto" fo:margin-top="0in" fo:margin-bottom="0.1388in"/>
    </style:style>
    <style:style style:name="T132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133" style:parent-style-name="Standard" style:family="paragraph">
      <style:paragraph-properties fo:keep-together="always" fo:margin-bottom="0.1388in" fo:line-height="100%"/>
    </style:style>
    <style:style style:name="T134" style:parent-style-name="Policepardéfaut" style:family="text">
      <style:text-properties fo:language="en" fo:country="US"/>
    </style:style>
    <style:style style:name="T135" style:parent-style-name="Policepardéfaut" style:family="text">
      <style:text-properties fo:font-weight="bold" style:font-weight-asian="bold" fo:language="en" fo:country="US"/>
    </style:style>
    <style:style style:name="T136" style:parent-style-name="Policepardéfaut" style:family="text">
      <style:text-properties fo:language="en" fo:country="US"/>
    </style:style>
    <style:style style:name="T137" style:parent-style-name="Policepardéfaut" style:family="text">
      <style:text-properties fo:language="it" fo:country="IT"/>
    </style:style>
    <style:style style:name="T138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T139" style:parent-style-name="Policepardéfaut" style:family="text">
      <style:text-properties style:font-name="Roboto Mono" style:font-name-asian="Roboto Mono" style:font-name-complex="Roboto Mono" fo:font-weight="bold" style:font-weight-asian="bold" fo:color="#188038" fo:language="it" fo:country="IT"/>
    </style:style>
    <style:style style:name="T140" style:parent-style-name="Policepardéfaut" style:family="text">
      <style:text-properties style:font-name="Roboto Mono" style:font-name-asian="Roboto Mono" style:font-name-complex="Roboto Mono" fo:color="#188038" fo:language="it" fo:country="IT"/>
    </style:style>
    <style:style style:name="P141" style:parent-style-name="Titre2" style:family="paragraph">
      <style:paragraph-properties fo:keep-with-next="auto" fo:break-before="page" fo:margin-top="0in" fo:margin-bottom="0.1388in"/>
    </style:style>
    <style:style style:name="T142" style:parent-style-name="Policepardéfaut" style:family="text">
      <style:text-properties fo:font-weight="bold" style:font-weight-asian="bold" fo:font-size="17pt" style:font-size-asian="17pt" style:font-size-complex="17pt" fo:language="en" fo:country="US"/>
    </style:style>
    <style:style style:name="P143" style:parent-style-name="Titre3" style:family="paragraph">
      <style:paragraph-properties fo:keep-with-next="auto" fo:margin-top="0in" fo:margin-bottom="0.1388in"/>
    </style:style>
    <style:style style:name="T144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P145" style:parent-style-name="Standard" style:family="paragraph">
      <style:paragraph-properties fo:keep-together="always" fo:margin-bottom="0.1388in" fo:line-height="100%"/>
    </style:style>
    <style:style style:name="T146" style:parent-style-name="Policepardéfaut" style:family="text">
      <style:text-properties fo:language="en" fo:country="US"/>
    </style:style>
    <style:style style:name="T147" style:parent-style-name="Policepardéfaut" style:family="text">
      <style:text-properties fo:font-weight="bold" style:font-weight-asian="bold" fo:language="en" fo:country="US"/>
    </style:style>
    <style:style style:name="T148" style:parent-style-name="Policepardéfaut" style:family="text">
      <style:text-properties fo:language="en" fo:country="US"/>
    </style:style>
    <style:style style:name="T14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50" style:parent-style-name="Policepardéfaut" style:family="text">
      <style:text-properties fo:language="en" fo:country="US"/>
    </style:style>
    <style:style style:name="T15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152" style:parent-style-name="Policepardéfaut" style:family="text">
      <style:text-properties fo:language="en" fo:country="US"/>
    </style:style>
    <style:style style:name="P153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154" style:parent-style-name="Standard" style:family="paragraph">
      <style:paragraph-properties fo:keep-together="always" fo:margin-bottom="0.1388in" fo:line-height="100%"/>
    </style:style>
    <style:style style:name="T155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156" style:parent-style-name="Standard" style:family="paragraph">
      <style:paragraph-properties fo:keep-together="always" fo:line-height="100%"/>
    </style:style>
    <style:style style:name="T157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58" style:parent-style-name="Standard" style:family="paragraph">
      <style:paragraph-properties fo:keep-together="always" fo:line-height="100%"/>
    </style:style>
    <style:style style:name="T15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60" style:parent-style-name="Standard" style:family="paragraph">
      <style:paragraph-properties fo:keep-together="always" fo:margin-bottom="0.1388in" fo:line-height="100%"/>
    </style:style>
    <style:style style:name="T161" style:parent-style-name="Policepardéfaut" style:family="text">
      <style:text-properties fo:language="en" fo:country="US"/>
    </style:style>
    <style:style style:name="T162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163" style:parent-style-name="Titre3" style:family="paragraph">
      <style:paragraph-properties fo:keep-with-next="auto" fo:margin-top="0in" fo:margin-bottom="0.1388in"/>
    </style:style>
    <style:style style:name="T164" style:parent-style-name="Policepardéfaut" style:family="text">
      <style:text-properties fo:font-weight="bold" style:font-weight-asian="bold" fo:color="#000000" fo:font-size="13pt" style:font-size-asian="13pt" style:font-size-complex="13pt"/>
    </style:style>
    <style:style style:name="TableColumn166" style:family="table-column">
      <style:table-column-properties style:column-width="0.9888in" style:use-optimal-column-width="false"/>
    </style:style>
    <style:style style:name="TableColumn167" style:family="table-column">
      <style:table-column-properties style:column-width="1.209in" style:use-optimal-column-width="false"/>
    </style:style>
    <style:style style:name="TableColumn168" style:family="table-column">
      <style:table-column-properties style:column-width="4.0729in" style:use-optimal-column-width="false"/>
    </style:style>
    <style:style style:name="Table165" style:family="table">
      <style:table-properties style:width="6.2708in" fo:margin-left="0in" table:align="left"/>
    </style:style>
    <style:style style:name="TableRow169" style:family="table-row">
      <style:table-row-properties style:min-row-height="0.3472in" style:use-optimal-row-height="false"/>
    </style:style>
    <style:style style:name="TableCell170" style:family="table-cell">
      <style:table-cell-properties fo:border="none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keep-together="always" fo:text-align="center" fo:line-height="100%"/>
    </style:style>
    <style:style style:name="T172" style:parent-style-name="Policepardéfaut" style:family="text">
      <style:text-properties fo:font-weight="bold" style:font-weight-asian="bold"/>
    </style:style>
    <style:style style:name="TableCell173" style:family="table-cell">
      <style:table-cell-properties fo:border="none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keep-together="always" fo:text-align="center" fo:line-height="100%"/>
    </style:style>
    <style:style style:name="T175" style:parent-style-name="Policepardéfaut" style:family="text">
      <style:text-properties fo:font-weight="bold" style:font-weight-asian="bold"/>
    </style:style>
    <style:style style:name="TableCell176" style:family="table-cell">
      <style:table-cell-properties fo:border="none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keep-together="always" fo:text-align="center" fo:line-height="100%"/>
    </style:style>
    <style:style style:name="T178" style:parent-style-name="Policepardéfaut" style:family="text">
      <style:text-properties fo:font-weight="bold" style:font-weight-asian="bold"/>
    </style:style>
    <style:style style:name="TableRow179" style:family="table-row">
      <style:table-row-properties style:min-row-height="0.3472in" style:use-optimal-row-height="false"/>
    </style:style>
    <style:style style:name="TableCell180" style:family="table-cell">
      <style:table-cell-properties fo:border="none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keep-together="always" fo:line-height="100%"/>
    </style:style>
    <style:style style:name="T182" style:parent-style-name="Policepardéfaut" style:family="text">
      <style:text-properties style:font-name="Roboto Mono" style:font-name-asian="Roboto Mono" style:font-name-complex="Roboto Mono" fo:color="#188038"/>
    </style:style>
    <style:style style:name="TableCell183" style:family="table-cell">
      <style:table-cell-properties fo:border="none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keep-together="always" fo:line-height="100%"/>
    </style:style>
    <style:style style:name="TableCell185" style:family="table-cell">
      <style:table-cell-properties fo:border="none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keep-together="always" fo:line-height="100%"/>
    </style:style>
    <style:style style:name="T187" style:parent-style-name="Policepardéfaut" style:family="text">
      <style:text-properties fo:font-weight="bold" style:font-weight-asian="bold" fo:language="en" fo:country="US"/>
    </style:style>
    <style:style style:name="T188" style:parent-style-name="Policepardéfaut" style:family="text">
      <style:text-properties fo:language="en" fo:country="US"/>
    </style:style>
    <style:style style:name="T189" style:parent-style-name="Policepardéfaut" style:family="text">
      <style:text-properties fo:font-style="italic" style:font-style-asian="italic" fo:language="en" fo:country="US"/>
    </style:style>
    <style:style style:name="T190" style:parent-style-name="Policepardéfaut" style:family="text">
      <style:text-properties fo:language="en" fo:country="US"/>
    </style:style>
    <style:style style:name="TableRow191" style:family="table-row">
      <style:table-row-properties style:min-row-height="0.3472in" style:use-optimal-row-height="false"/>
    </style:style>
    <style:style style:name="TableCell192" style:family="table-cell">
      <style:table-cell-properties fo:border="none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keep-together="always" fo:line-height="100%"/>
    </style:style>
    <style:style style:name="T194" style:parent-style-name="Policepardéfaut" style:family="text">
      <style:text-properties style:font-name="Roboto Mono" style:font-name-asian="Roboto Mono" style:font-name-complex="Roboto Mono" fo:color="#188038"/>
    </style:style>
    <style:style style:name="TableCell195" style:family="table-cell">
      <style:table-cell-properties fo:border="none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keep-together="always" fo:line-height="100%"/>
    </style:style>
    <style:style style:name="TableCell197" style:family="table-cell">
      <style:table-cell-properties fo:border="none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keep-together="always" fo:line-height="100%"/>
    </style:style>
    <style:style style:name="T199" style:parent-style-name="Policepardéfaut" style:family="text">
      <style:text-properties fo:font-weight="bold" style:font-weight-asian="bold" fo:language="en" fo:country="US"/>
    </style:style>
    <style:style style:name="T200" style:parent-style-name="Policepardéfaut" style:family="text">
      <style:text-properties fo:language="en" fo:country="US"/>
    </style:style>
    <style:style style:name="TableRow201" style:family="table-row">
      <style:table-row-properties style:min-row-height="0.3472in" style:use-optimal-row-height="false"/>
    </style:style>
    <style:style style:name="TableCell202" style:family="table-cell">
      <style:table-cell-properties fo:border="none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keep-together="always" fo:line-height="100%"/>
    </style:style>
    <style:style style:name="T204" style:parent-style-name="Policepardéfaut" style:family="text">
      <style:text-properties style:font-name="Roboto Mono" style:font-name-asian="Roboto Mono" style:font-name-complex="Roboto Mono" fo:color="#188038"/>
    </style:style>
    <style:style style:name="TableCell205" style:family="table-cell">
      <style:table-cell-properties fo:border="none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keep-together="always" fo:line-height="100%"/>
    </style:style>
    <style:style style:name="TableCell207" style:family="table-cell">
      <style:table-cell-properties fo:border="none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keep-together="always" fo:line-height="100%"/>
    </style:style>
    <style:style style:name="T209" style:parent-style-name="Policepardéfaut" style:family="text">
      <style:text-properties fo:font-weight="bold" style:font-weight-asian="bold" fo:language="en" fo:country="US"/>
    </style:style>
    <style:style style:name="T210" style:parent-style-name="Policepardéfaut" style:family="text">
      <style:text-properties fo:language="en" fo:country="US"/>
    </style:style>
    <style:style style:name="TableRow211" style:family="table-row">
      <style:table-row-properties style:min-row-height="0.3472in" style:use-optimal-row-height="false"/>
    </style:style>
    <style:style style:name="TableCell212" style:family="table-cell">
      <style:table-cell-properties fo:border="none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keep-together="always" fo:line-height="100%"/>
      <style:text-properties style:font-name="Roboto Mono" style:font-name-asian="Roboto Mono" style:font-name-complex="Roboto Mono" fo:color="#188038"/>
    </style:style>
    <style:style style:name="TableCell214" style:family="table-cell">
      <style:table-cell-properties fo:border="none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keep-together="always" fo:line-height="100%"/>
    </style:style>
    <style:style style:name="TableCell216" style:family="table-cell">
      <style:table-cell-properties fo:border="none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keep-together="always" fo:line-height="100%"/>
    </style:style>
    <style:style style:name="T218" style:parent-style-name="Policepardéfaut" style:family="text">
      <style:text-properties fo:font-weight="bold" style:font-weight-asian="bold" fo:language="en" fo:country="US"/>
    </style:style>
    <style:style style:name="T219" style:parent-style-name="Policepardéfaut" style:family="text">
      <style:text-properties fo:language="en" fo:country="US"/>
    </style:style>
    <style:style style:name="TableRow220" style:family="table-row">
      <style:table-row-properties style:min-row-height="0.3472in" style:use-optimal-row-height="false"/>
    </style:style>
    <style:style style:name="TableCell221" style:family="table-cell">
      <style:table-cell-properties fo:border="none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keep-together="always" fo:line-height="100%"/>
    </style:style>
    <style:style style:name="T223" style:parent-style-name="Policepardéfaut" style:family="text">
      <style:text-properties style:font-name="Roboto Mono" style:font-name-asian="Roboto Mono" style:font-name-complex="Roboto Mono" fo:color="#188038"/>
    </style:style>
    <style:style style:name="TableCell224" style:family="table-cell">
      <style:table-cell-properties fo:border="none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keep-together="always" fo:line-height="100%"/>
    </style:style>
    <style:style style:name="TableCell226" style:family="table-cell">
      <style:table-cell-properties fo:border="none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keep-together="always" fo:line-height="100%"/>
    </style:style>
    <style:style style:name="T228" style:parent-style-name="Policepardéfaut" style:family="text">
      <style:text-properties fo:font-weight="bold" style:font-weight-asian="bold" fo:language="en" fo:country="US"/>
    </style:style>
    <style:style style:name="T229" style:parent-style-name="Policepardéfaut" style:family="text">
      <style:text-properties fo:language="en" fo:country="US"/>
    </style:style>
    <style:style style:name="T230" style:parent-style-name="Policepardéfaut" style:family="text">
      <style:text-properties fo:language="en" fo:country="US"/>
    </style:style>
    <style:style style:name="TableRow231" style:family="table-row">
      <style:table-row-properties style:min-row-height="0.7222in" style:use-optimal-row-height="false"/>
    </style:style>
    <style:style style:name="TableCell232" style:family="table-cell">
      <style:table-cell-properties fo:border="none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keep-together="always" fo:line-height="100%"/>
    </style:style>
    <style:style style:name="T234" style:parent-style-name="Policepardéfaut" style:family="text">
      <style:text-properties style:font-name="Roboto Mono" style:font-name-asian="Roboto Mono" style:font-name-complex="Roboto Mono" fo:color="#188038"/>
    </style:style>
    <style:style style:name="TableCell235" style:family="table-cell">
      <style:table-cell-properties fo:border="none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keep-together="always" fo:line-height="100%"/>
    </style:style>
    <style:style style:name="TableCell237" style:family="table-cell">
      <style:table-cell-properties fo:border="none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keep-together="always" fo:line-height="100%"/>
    </style:style>
    <style:style style:name="T239" style:parent-style-name="Policepardéfaut" style:family="text">
      <style:text-properties fo:font-weight="bold" style:font-weight-asian="bold" fo:language="en" fo:country="US"/>
    </style:style>
    <style:style style:name="T240" style:parent-style-name="Policepardéfaut" style:family="text">
      <style:text-properties fo:language="en" fo:country="US"/>
    </style:style>
    <style:style style:name="T241" style:parent-style-name="Policepardéfaut" style:family="text">
      <style:text-properties fo:font-weight="bold" style:font-weight-asian="bold" fo:language="en" fo:country="US"/>
    </style:style>
    <style:style style:name="T242" style:parent-style-name="Policepardéfaut" style:family="text">
      <style:text-properties fo:language="en" fo:country="US"/>
    </style:style>
    <style:style style:name="P243" style:parent-style-name="Standard" style:family="paragraph">
      <style:paragraph-properties fo:keep-together="always" fo:margin-bottom="0.1388in" fo:line-height="100%"/>
      <style:text-properties fo:language="en" fo:country="US"/>
    </style:style>
    <style:style style:name="P244" style:parent-style-name="Standard" style:family="paragraph">
      <style:paragraph-properties fo:keep-together="always" fo:line-height="100%"/>
      <style:text-properties fo:language="en" fo:country="US"/>
    </style:style>
    <style:style style:name="P245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46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47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48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49" style:parent-style-name="Standard" style:family="paragraph">
      <style:paragraph-properties fo:keep-together="always"/>
      <style:text-properties style:font-name="Roboto Mono" style:font-name-asian="Roboto Mono" style:font-name-complex="Roboto Mono" fo:color="#188038" fo:language="en" fo:country="US"/>
    </style:style>
    <style:style style:name="P250" style:parent-style-name="Standard" style:family="paragraph">
      <style:paragraph-properties fo:keep-together="always"/>
    </style:style>
    <style:style style:name="T25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P252" style:parent-style-name="Standard" style:family="paragraph">
      <style:paragraph-properties fo:keep-together="always" fo:break-before="page" fo:margin-bottom="0.1388in" fo:line-height="100%"/>
    </style:style>
    <style:style style:name="T253" style:parent-style-name="Policepardéfaut" style:family="text">
      <style:text-properties fo:font-weight="bold" style:font-weight-asian="bold" fo:font-size="17pt" style:font-size-asian="17pt" style:font-size-complex="17pt" fo:language="en" fo:country="US"/>
    </style:style>
    <style:style style:name="T254" style:parent-style-name="Policepardéfaut" style:family="text">
      <style:text-properties fo:font-weight="bold" style:font-weight-asian="bold" fo:font-size="17pt" style:font-size-asian="17pt" style:font-size-complex="17pt" fo:language="en" fo:country="US"/>
    </style:style>
    <style:style style:name="P255" style:parent-style-name="Titre3" style:family="paragraph">
      <style:paragraph-properties fo:keep-with-next="auto" fo:margin-top="0in" fo:margin-bottom="0in"/>
    </style:style>
    <style:style style:name="T256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257" style:parent-style-name="Standard" style:family="paragraph">
      <style:paragraph-properties fo:keep-together="always" fo:margin-bottom="0.1388in" fo:line-height="100%"/>
    </style:style>
    <style:style style:name="T258" style:parent-style-name="Policepardéfaut" style:family="text">
      <style:text-properties fo:language="en" fo:country="US"/>
    </style:style>
    <style:style style:name="T259" style:parent-style-name="Policepardéfaut" style:family="text">
      <style:text-properties fo:language="en" fo:country="US"/>
    </style:style>
    <style:style style:name="T260" style:parent-style-name="Policepardéfaut" style:family="text">
      <style:text-properties fo:language="en" fo:country="US"/>
    </style:style>
    <style:style style:name="T26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62" style:parent-style-name="Policepardéfaut" style:family="text">
      <style:text-properties fo:language="en" fo:country="US"/>
    </style:style>
    <style:style style:name="T26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64" style:parent-style-name="Policepardéfaut" style:family="text">
      <style:text-properties fo:language="en" fo:country="US"/>
    </style:style>
    <style:style style:name="T265" style:parent-style-name="Policepardéfaut" style:family="text">
      <style:text-properties fo:language="en" fo:country="US"/>
    </style:style>
    <style:style style:name="T266" style:parent-style-name="Policepardéfaut" style:family="text">
      <style:text-properties fo:language="en" fo:country="US"/>
    </style:style>
    <style:style style:name="T267" style:parent-style-name="Policepardéfaut" style:family="text">
      <style:text-properties fo:language="en" fo:country="US"/>
    </style:style>
    <style:style style:name="T268" style:parent-style-name="Policepardéfaut" style:family="text">
      <style:text-properties fo:language="en" fo:country="US"/>
    </style:style>
    <style:style style:name="T26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70" style:parent-style-name="Policepardéfaut" style:family="text">
      <style:text-properties fo:language="en" fo:country="US"/>
    </style:style>
    <style:style style:name="T271" style:parent-style-name="Policepardéfaut" style:family="text">
      <style:text-properties fo:language="en" fo:country="US"/>
    </style:style>
    <style:style style:name="T272" style:parent-style-name="Policepardéfaut" style:family="text">
      <style:text-properties fo:language="en" fo:country="US"/>
    </style:style>
    <style:style style:name="T273" style:parent-style-name="Policepardéfaut" style:family="text">
      <style:text-properties fo:language="en" fo:country="US"/>
    </style:style>
    <style:style style:name="T274" style:parent-style-name="Policepardéfaut" style:family="text">
      <style:text-properties fo:language="en" fo:country="US"/>
    </style:style>
    <style:style style:name="T275" style:parent-style-name="Policepardéfaut" style:family="text">
      <style:text-properties fo:language="en" fo:country="US"/>
    </style:style>
    <style:style style:name="T276" style:parent-style-name="Policepardéfaut" style:family="text">
      <style:text-properties fo:language="en" fo:country="US"/>
    </style:style>
    <style:style style:name="T277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78" style:parent-style-name="Policepardéfaut" style:family="text">
      <style:text-properties fo:language="en" fo:country="US"/>
    </style:style>
    <style:style style:name="T279" style:parent-style-name="Policepardéfaut" style:family="text">
      <style:text-properties fo:language="en" fo:country="US"/>
    </style:style>
    <style:style style:name="T280" style:parent-style-name="Policepardéfaut" style:family="text">
      <style:text-properties fo:language="en" fo:country="US"/>
    </style:style>
    <style:style style:name="T28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82" style:parent-style-name="Policepardéfaut" style:family="text">
      <style:text-properties fo:language="en" fo:country="US"/>
    </style:style>
    <style:style style:name="T283" style:parent-style-name="Policepardéfaut" style:family="text">
      <style:text-properties fo:language="en" fo:country="US"/>
    </style:style>
    <style:style style:name="T284" style:parent-style-name="Policepardéfaut" style:family="text">
      <style:text-properties fo:language="en" fo:country="US"/>
    </style:style>
    <style:style style:name="T285" style:parent-style-name="Policepardéfaut" style:family="text">
      <style:text-properties fo:language="en" fo:country="US"/>
    </style:style>
    <style:style style:name="T286" style:parent-style-name="Policepardéfaut" style:family="text">
      <style:text-properties fo:language="en" fo:country="US"/>
    </style:style>
    <style:style style:name="P287" style:parent-style-name="Titre3" style:family="paragraph">
      <style:paragraph-properties fo:keep-with-next="auto" fo:margin-top="0in" fo:margin-bottom="0in"/>
    </style:style>
    <style:style style:name="T288" style:parent-style-name="Policepardéfaut" style:family="text">
      <style:text-properties fo:font-weight="bold" style:font-weight-asian="bold" fo:color="#000000" fo:font-size="13pt" style:font-size-asian="13pt" style:font-size-complex="13pt" fo:language="en" fo:country="US"/>
    </style:style>
    <style:style style:name="P289" style:parent-style-name="Standard" style:family="paragraph">
      <style:paragraph-properties fo:keep-together="always" fo:margin-bottom="0.1388in" fo:line-height="100%"/>
    </style:style>
    <style:style style:name="T290" style:parent-style-name="Policepardéfaut" style:family="text">
      <style:text-properties fo:language="en" fo:country="US"/>
    </style:style>
    <style:style style:name="T29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2" style:parent-style-name="Policepardéfaut" style:family="text">
      <style:text-properties fo:language="en" fo:country="US"/>
    </style:style>
    <style:style style:name="T29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4" style:parent-style-name="Policepardéfaut" style:family="text">
      <style:text-properties fo:language="en" fo:country="US"/>
    </style:style>
    <style:style style:name="T295" style:parent-style-name="Policepardéfaut" style:family="text">
      <style:text-properties fo:language="en" fo:country="US"/>
    </style:style>
    <style:style style:name="T296" style:parent-style-name="Policepardéfaut" style:family="text">
      <style:text-properties fo:language="en" fo:country="US"/>
    </style:style>
    <style:style style:name="T297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298" style:parent-style-name="Policepardéfaut" style:family="text">
      <style:text-properties fo:language="en" fo:country="US"/>
    </style:style>
    <style:style style:name="T299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0" style:parent-style-name="Policepardéfaut" style:family="text">
      <style:text-properties fo:language="en" fo:country="US"/>
    </style:style>
    <style:style style:name="T301" style:parent-style-name="Policepardéfaut" style:family="text">
      <style:text-properties fo:language="en" fo:country="US"/>
    </style:style>
    <style:style style:name="T302" style:parent-style-name="Policepardéfaut" style:family="text">
      <style:text-properties fo:language="en" fo:country="US"/>
    </style:style>
    <style:style style:name="T30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4" style:parent-style-name="Policepardéfaut" style:family="text">
      <style:text-properties fo:language="en" fo:country="US"/>
    </style:style>
    <style:style style:name="T305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6" style:parent-style-name="Policepardéfaut" style:family="text">
      <style:text-properties fo:language="en" fo:country="US"/>
    </style:style>
    <style:style style:name="T307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08" style:parent-style-name="Policepardéfaut" style:family="text">
      <style:text-properties fo:language="en" fo:country="US"/>
    </style:style>
    <style:style style:name="T309" style:parent-style-name="Policepardéfaut" style:family="text">
      <style:text-properties fo:language="en" fo:country="US"/>
    </style:style>
    <style:style style:name="T310" style:parent-style-name="Policepardéfaut" style:family="text">
      <style:text-properties fo:language="en" fo:country="US"/>
    </style:style>
    <style:style style:name="T311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12" style:parent-style-name="Policepardéfaut" style:family="text">
      <style:text-properties fo:language="en" fo:country="US"/>
    </style:style>
    <style:style style:name="T313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14" style:parent-style-name="Policepardéfaut" style:family="text">
      <style:text-properties fo:language="en" fo:country="US"/>
    </style:style>
    <style:style style:name="T315" style:parent-style-name="Policepardéfaut" style:family="text">
      <style:text-properties style:font-name="Roboto Mono" style:font-name-asian="Roboto Mono" style:font-name-complex="Roboto Mono" fo:color="#188038" fo:language="en" fo:country="US"/>
    </style:style>
    <style:style style:name="T316" style:parent-style-name="Policepardéfaut" style:family="text">
      <style:text-properties fo:language="en" fo:country="US"/>
    </style:style>
    <style:style style:name="T317" style:parent-style-name="Policepardéfaut" style:family="text">
      <style:text-properties fo:language="en" fo:country="US"/>
    </style:style>
    <style:style style:name="T318" style:parent-style-name="Policepardéfaut" style:family="text">
      <style:text-properties fo:language="en" fo:country="US"/>
    </style:style>
    <style:style style:name="T319" style:parent-style-name="Policepardéfaut" style:family="text">
      <style:text-properties fo:language="en" fo:country="US"/>
    </style:style>
    <style:style style:name="T320" style:parent-style-name="Policepardéfaut" style:family="text">
      <style:text-properties fo:language="en" fo:country="US"/>
    </style:style>
    <style:style style:name="T321" style:parent-style-name="Policepardéfaut" style:family="text">
      <style:text-properties fo:language="en" fo:country="US"/>
    </style:style>
    <style:style style:name="T322" style:parent-style-name="Policepardéfaut" style:family="text">
      <style:text-properties fo:language="en" fo:country="US"/>
    </style:style>
    <style:style style:name="P323" style:parent-style-name="Standard" style:family="paragraph">
      <style:paragraph-properties fo:keep-together="always" fo:margin-bottom="0.1388in" fo:line-height="100%"/>
    </style:style>
  </office:automatic-styles>
  <office:body>
    <office:text text:use-soft-page-breaks="true">
      <text:h text:style-name="P1" text:outline-level="1"><text:bookmark-start text:name="_kjghx0ugu7c6"/><text:bookmark-end text:name="_kjghx0ugu7c6"/><text:span text:style-name="T11">Data structuring and naming rules for N-SDM</text:span></text:h>
      <text:p text:style-name="P12"><text:span text:style-name="T13">A sample dataset of species and environmental data is available at:</text:span><text:a xlink:href="https://doi.org/10.5281/zenodo.17177173" office:target-frame-name="_top" xlink:show="replace"><text:span text:style-name="T14"><text:s/></text:span></text:a><text:a xlink:href="https://doi.org/10.5281/zenodo.17177173" office:target-frame-name="_top" xlink:show="replace"><text:span text:style-name="T15">https://doi.org/10.5281/zenodo.17177173</text:span></text:a></text:p>
      <text:h text:style-name="P16" text:outline-level="2"><text:bookmark-start text:name="_x896jkk74xzc"/><text:bookmark-end text:name="_x896jkk74xzc"/><text:span text:style-name="T17">Part A — Environmental Variables</text:span></text:h>
      <text:h text:style-name="P18" text:outline-level="3"><text:bookmark-start text:name="_eqt9sklew0qs"/><text:bookmark-end text:name="_eqt9sklew0qs"/><text:span text:style-name="T19">1. Raster Layer Format</text:span></text:h>
      <text:list text:style-name="WWNum1">
        <text:list-item text:start-value="0">
          <text:p text:style-name="P20"><text:span text:style-name="T21">File type</text:span><text:span text:style-name="T22">:<text:s/></text:span><text:span text:style-name="T23">.tif</text:span><text:span text:style-name="T24"><text:s/>(ideally created and saved with the<text:s/></text:span><text:span text:style-name="T25">terra</text:span><text:span text:style-name="T26"><text:s/>package in R).</text:span><text:span text:style-name="T27"><text:line-break/></text:span></text:p>
        </text:list-item>
        <text:list-item>
          <text:p text:style-name="P28"><text:span text:style-name="T29">Coordinate Reference System (CRS)</text:span><text:span text:style-name="T30">: any projection is acceptable, but it<text:s/></text:span><text:span text:style-name="T31">must be consistent across all rasters at the same level</text:span><text:span text:style-name="T32"><text:s/>(global or regional) and match the CRS of the species data.</text:span><text:span text:style-name="T33"><text:line-break/></text:span></text:p>
        </text:list-item>
        <text:list-item>
          <text:p text:style-name="P34"><text:span text:style-name="T35">Resolution</text:span><text:span text:style-name="T36">: any resolution is acceptable, but it<text:s/></text:span><text:span text:style-name="T37">must be consistent across all rasters at the same level</text:span><text:span text:style-name="T38">.</text:span><text:span text:style-name="T39"><text:line-break/></text:span></text:p>
        </text:list-item>
        <text:list-item>
          <text:p text:style-name="P40"><text:span text:style-name="T41">Extent</text:span><text:span text:style-name="T42">: any, but must be<text:s/></text:span><text:span text:style-name="T43">identical across rasters</text:span><text:span text:style-name="T44"><text:s/>at the same level.</text:span><text:span text:style-name="T45"><text:line-break/></text:span></text:p>
        </text:list-item>
        <text:list-item>
          <text:p text:style-name="P46"><text:span text:style-name="T47">Internal layer names</text:span><text:span text:style-name="T48">: no specific constraint.</text:span></text:p>
        </text:list-item>
      </text:list>
      <text:p text:style-name="P49">For each level (global or regional), a sample of rasters will be checked. All rasters at a given level must share the same extent, resolution, CRS, and grid alignment.</text:p>
      <text:h text:style-name="P50" text:outline-level="3"><text:bookmark-start text:name="_mgk6ir9xg34"/><text:bookmark-end text:name="_mgk6ir9xg34"/><text:span text:style-name="T51">2. Folder Structure and File Naming</text:span></text:h>
      <text:list text:style-name="WWNum5">
        <text:list-item text:start-value="0">
          <text:p text:style-name="P52"><text:span text:style-name="T53">Rasters must be stored under:<text:s/></text:span><text:span text:style-name="T54">./data/covariates/&lt;level&gt;</text:span><text:span text:style-name="T55"><text:s/>where<text:s/></text:span><text:span text:style-name="T56">&lt;level&gt;</text:span><text:span text:style-name="T57"><text:s/>=<text:s/></text:span><text:span text:style-name="T58">glo</text:span><text:span text:style-name="T59"><text:s/>or<text:s/></text:span><text:span text:style-name="T60">reg</text:span><text:span text:style-name="T61">.</text:span></text:p>
        </text:list-item>
        <text:list-item>
          <text:p text:style-name="P62"><text:span text:style-name="T63">Folder depth<text:s/></text:span><text:span text:style-name="T64">between<text:s/></text:span><text:span text:style-name="T65">covariates</text:span><text:span text:style-name="T66"><text:s/>and the raster files must be<text:s/></text:span><text:span text:style-name="T67">between 4 and 7 levels</text:span><text:span text:style-name="T68">.</text:span></text:p>
        </text:list-item>
        <text:list-item>
          <text:p text:style-name="P69"><text:span text:style-name="T70">Each<text:s/></text:span><text:span text:style-name="T71">.tif</text:span><text:span text:style-name="T72"><text:s/>file name must start with the<text:s/></text:span><text:span text:style-name="T73">concatenation of all parent folder names</text:span><text:span text:style-name="T74">, separated by underscores.</text:span></text:p>
        </text:list-item>
        <text:list-item>
          <text:p text:style-name="P75"><text:span text:style-name="T76">Global–Regional Mirroring:</text:span><text:span text:style-name="T77"><text:s/>all<text:s/></text:span><text:span text:style-name="T78">global layers must be mirrored in the regional structure</text:span><text:span text:style-name="T79">, using the<text:s/></text:span><text:span text:style-name="T80">same folder hierarchy and file names</text:span><text:span text:style-name="T81">, but with the appropriate<text:s/></text:span><text:span text:style-name="T82">regional resolution and CRS</text:span><text:span text:style-name="T83">. <text:s/></text:span>Example:</text:p>
        </text:list-item>
      </text:list>
      <text:list text:style-name="WWNum3">
        <text:list-item text:start-value="0">
          <text:p text:style-name="P84"><text:span text:style-name="T85">Global (e.g., 1 km, global CRS)<text:s/></text:span><text:span text:style-name="T86">./data/covariates/glo/bioclim/chelsa/bio1/glo_bioclim_chelsa_bio1.tif</text:span></text:p>
        </text:list-item>
        <text:list-item>
          <text:p text:style-name="P87"><text:span text:style-name="T88">Regional (e.g., 25 m, regional CRS)<text:s/></text:span><text:span text:style-name="T89">./data/covariates/reg/bioclim/chelsa/bio1/reg_bioclim_chelsa_bio1.tif</text:span></text:p>
        </text:list-item>
      </text:list>
      <text:list text:style-name="WWNum2">
        <text:list-item text:start-value="0">
          <text:p text:style-name="P90"><text:span text:style-name="T91">Single level</text:span><text:span text:style-name="T92"><text:s/>usage: If N-SDM is used at a single level only (e.g., Switzerland, Europe, or global), place all data under the<text:s/></text:span><text:span text:style-name="T93">glo</text:span><text:span text:style-name="T94"><text:s/>folder.</text:span></text:p>
        </text:list-item>
      </text:list>
      <text:soft-page-break/>
      <text:p text:style-name="P95"><text:span text:style-name="T96">Suffix Rules</text:span></text:p>
      <text:list text:style-name="WWNum6">
        <text:list-item text:start-value="0">
          <text:p text:style-name="P97"><text:span text:style-name="T98">Use<text:s/></text:span><text:span text:style-name="T99">_fXX</text:span><text:span text:style-name="T100"><text:s/>to indicate focal size (e.g.,<text:s/></text:span><text:span text:style-name="T101">_f25</text:span><text:span text:style-name="T102"><text:s/>for 25 m).</text:span><text:span text:style-name="T103"><text:line-break/></text:span></text:p>
        </text:list-item>
        <text:list-item>
          <text:p text:style-name="P104"><text:span text:style-name="T105">Use<text:s/></text:span><text:span text:style-name="T106">_mean</text:span><text:span text:style-name="T107">,<text:s/></text:span><text:span text:style-name="T108">_sd</text:span><text:span text:style-name="T109">, etc., for attributes if relevant.</text:span><text:span text:style-name="T110"><text:line-break/></text:span></text:p>
        </text:list-item>
      </text:list>
      <text:p text:style-name="P111"><text:span text:style-name="T112">General Rules</text:span></text:p>
      <text:list text:style-name="WWNum6" text:continue-numbering="true">
        <text:list-item>
          <text:p text:style-name="P113">Avoid underscores or special characters in folder names.<text:line-break/></text:p>
        </text:list-item>
        <text:list-item>
          <text:p text:style-name="P114">File names must reflect the full folder hierarchy.<text:line-break/></text:p>
        </text:list-item>
      </text:list>
      <text:h text:style-name="P115" text:outline-level="4"><text:bookmark-start text:name="_sjbu5be110uq"/><text:bookmark-end text:name="_sjbu5be110uq"/><text:span text:style-name="T116">Examples:</text:span></text:h>
      <text:list text:style-name="WWNum7">
        <text:list-item text:start-value="0">
          <text:p text:style-name="P117"><text:span text:style-name="T118">Most complex (periods + attributes +<text:s/></text:span><text:span text:style-name="T119">focal)</text:span><text:span text:style-name="T120"><text:s/>/data/covariates/reg/lulc/geostat8/2016/cl5/reg_lulc_geostat8_2016_cl5_mean_f25.tif</text:span></text:p>
        </text:list-item>
        <text:list-item>
          <text:p text:style-name="P121"><text:span text:style-name="T122">Complex (periods + focal)<text:s/></text:span><text:span text:style-name="T123">./data/covariates/reg/lulc/geostat8/2016/cl5/reg_lulc_geostat8_2016_cl5_f25.tif</text:span></text:p>
        </text:list-item>
        <text:list-item>
          <text:p text:style-name="P124"><text:span text:style-name="T125">Intermediate (attribute only)<text:s/></text:span><text:span text:style-name="T126">./data/covariates/reg/topo/alti3d2016/aspect/reg_topo_alti3d2016_aspect_mean.tif</text:span></text:p>
        </text:list-item>
        <text:list-item>
          <text:p text:style-name="P127"><text:span text:style-name="T128">Simple (no focal/period/attribute)<text:s/></text:span><text:span text:style-name="T129">./data/covariates/reg/edaphic/eivdescombes/f/reg_edaphic_eivdescombes_f.tif</text:span><text:span text:style-name="T130"><text:line-break/></text:span></text:p>
        </text:list-item>
      </text:list>
      <text:h text:style-name="P131" text:outline-level="3"><text:bookmark-start text:name="_t99xtwmc7xqr"/><text:bookmark-end text:name="_t99xtwmc7xqr"/><text:span text:style-name="T132">3. Scenario Layers</text:span></text:h>
      <text:p text:style-name="P133"><text:span text:style-name="T134">Scenario rasters (e.g., future projections) must follow the same hierarchy as baseline data within a dedicated<text:s/></text:span><text:span text:style-name="T135">scenario<text:s/></text:span><text:span text:style-name="T136">subfolder.<text:s/></text:span><text:span text:style-name="T137">Example:<text:s/></text:span><text:span text:style-name="T138">./data/covariates/reg/bioclim/chelsa/</text:span><text:span text:style-name="T139">scenario</text:span><text:span text:style-name="T140">/2085/rcp85/bio1/reg_bioclim_chelsa_scenario_2085.tif</text:span></text:p>
      <text:h text:style-name="P141" text:outline-level="2"><text:bookmark-start text:name="_k9r6uiultnqn"/><text:bookmark-end text:name="_k9r6uiultnqn"/><text:soft-page-break/><text:span text:style-name="T142">Part B — Species Occurrence Data</text:span></text:h>
      <text:h text:style-name="P143" text:outline-level="3"><text:bookmark-start text:name="_jvd2ptl26qti"/><text:bookmark-end text:name="_jvd2ptl26qti"/><text:span text:style-name="T144">1. File Format</text:span></text:h>
      <text:list text:style-name="WWNum4">
        <text:list-item text:start-value="0">
          <text:p text:style-name="P145"><text:span text:style-name="T146">Use<text:s/></text:span><text:span text:style-name="T147">pipe-separated</text:span><text:span text:style-name="T148"><text:s/>files:<text:s/></text:span><text:span text:style-name="T149">.psv</text:span><text:span text:style-name="T150"><text:s/>(separator<text:s/></text:span><text:span text:style-name="T151">|</text:span><text:span text:style-name="T152">).</text:span></text:p>
        </text:list-item>
        <text:list-item>
          <text:p text:style-name="P153">Each row represents a single occurrence of a species at a specific location.</text:p>
        </text:list-item>
      </text:list>
      <text:p text:style-name="P154"><text:span text:style-name="T155">2. Folder Organization</text:span></text:p>
      <text:p text:style-name="P156"><text:span text:style-name="T157">./data/species/glo/ <text:s text:c="3"/># Global species data</text:span></text:p>
      <text:p text:style-name="P158"><text:span text:style-name="T159">./data/species/reg/ <text:s text:c="3"/># Regional species data</text:span></text:p>
      <text:p text:style-name="P160"><text:span text:style-name="T161">Example:<text:s/></text:span><text:span text:style-name="T162">./data/species/reg/my_reg_data.psv</text:span></text:p>
      <text:h text:style-name="P163" text:outline-level="3"><text:bookmark-start text:name="_h7ripdu7dzdd"/><text:bookmark-end text:name="_h7ripdu7dzdd"/><text:span text:style-name="T164">3. File Structure</text:span>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Column</text:span></text:p>
          </table:table-cell>
          <table:table-cell table:style-name="TableCell173">
            <text:p text:style-name="P174"><text:span text:style-name="T175">Type</text:span></text:p>
          </table:table-cell>
          <table:table-cell table:style-name="TableCell176">
            <text:p text:style-name="P177"><text:span text:style-name="T178">Description</text:span></text:p>
          </table:table-cell>
        </table:table-row>
        <table:table-row table:style-name="TableRow179">
          <table:table-cell table:style-name="TableCell180">
            <text:p text:style-name="P181"><text:span text:style-name="T182">species</text:span></text:p>
          </table:table-cell>
          <table:table-cell table:style-name="TableCell183">
            <text:p text:style-name="P184">character</text:p>
          </table:table-cell>
          <table:table-cell table:style-name="TableCell185">
            <text:p text:style-name="P186"><text:span text:style-name="T187">Required</text:span><text:span text:style-name="T188">. Species name (e.g.,<text:s/></text:span><text:span text:style-name="T189">Larix decidua</text:span><text:span text:style-name="T190">).</text:span></text:p>
          </table:table-cell>
        </table:table-row>
        <table:table-row table:style-name="TableRow191">
          <table:table-cell table:style-name="TableCell192">
            <text:p text:style-name="P193"><text:span text:style-name="T194">X</text:span></text:p>
          </table:table-cell>
          <table:table-cell table:style-name="TableCell195">
            <text:p text:style-name="P196">numeric</text:p>
          </table:table-cell>
          <table:table-cell table:style-name="TableCell197">
            <text:p text:style-name="P198"><text:span text:style-name="T199">Required</text:span><text:span text:style-name="T200">. X coordinate (in the CRS defined for this level).</text:span></text:p>
          </table:table-cell>
        </table:table-row>
        <table:table-row table:style-name="TableRow201">
          <table:table-cell table:style-name="TableCell202">
            <text:p text:style-name="P203"><text:span text:style-name="T204">Y</text:span></text:p>
          </table:table-cell>
          <table:table-cell table:style-name="TableCell205">
            <text:p text:style-name="P206">numeric</text:p>
          </table:table-cell>
          <table:table-cell table:style-name="TableCell207">
            <text:p text:style-name="P208"><text:span text:style-name="T209">Required</text:span><text:span text:style-name="T210">. Y coordinate (in the CRS defined for this level).</text:span></text:p>
          </table:table-cell>
        </table:table-row>
        <table:table-row table:style-name="TableRow211">
          <table:table-cell table:style-name="TableCell212">
            <text:p text:style-name="P213">pa</text:p>
          </table:table-cell>
          <table:table-cell table:style-name="TableCell214">
            <text:p text:style-name="P215">numeric</text:p>
          </table:table-cell>
          <table:table-cell table:style-name="TableCell216">
            <text:p text:style-name="P217"><text:span text:style-name="T218">Optional.<text:s/></text:span><text:span text:style-name="T219">Presence–absence indicator: presences coded as 1 and absences as 0. Only used when the dataset is defined as presence–absence (pa_po_* = "pa"); otherwise ignored for presence-only data.</text:span></text:p>
          </table:table-cell>
        </table:table-row>
        <table:table-row table:style-name="TableRow220">
          <table:table-cell table:style-name="TableCell221">
            <text:p text:style-name="P222"><text:span text:style-name="T223">year</text:span></text:p>
          </table:table-cell>
          <table:table-cell table:style-name="TableCell224">
            <text:p text:style-name="P225">integer</text:p>
          </table:table-cell>
          <table:table-cell table:style-name="TableCell226">
            <text:p text:style-name="P227"><text:span text:style-name="T228">Optional</text:span><text:span text:style-name="T229">. Year of the record (if<text:s/></text:span><text:span text:style-name="T230">relevant, used for temporal matching).</text:span></text:p>
          </table:table-cell>
        </table:table-row>
        <table:table-row table:style-name="TableRow231">
          <table:table-cell table:style-name="TableCell232">
            <text:p text:style-name="P233"><text:span text:style-name="T234">group</text:span></text:p>
          </table:table-cell>
          <table:table-cell table:style-name="TableCell235">
            <text:p text:style-name="P236">character</text:p>
          </table:table-cell>
          <table:table-cell table:style-name="TableCell237">
            <text:p text:style-name="P238"><text:span text:style-name="T239">Optional</text:span><text:span text:style-name="T240">. Taxonomic group. If relevant,<text:s/></text:span><text:span text:style-name="T241">must match the predefined groups used in the expert table and in the sampling bias raster files<text:s/></text:span><text:span text:style-name="T242">(e.g., “Vascular plants”, “Birds”, “Mammals”).</text:span></text:p>
          </table:table-cell>
        </table:table-row>
      </table:table>
      <text:p text:style-name="P243"/>
      <text:p text:style-name="P244">Example:</text:p>
      <text:p text:style-name="P245">species|X|Y|pa|year|group</text:p>
      <text:p text:style-name="P246">Larix decidua|2689951|1277240|1|1980|Vascular plants</text:p>
      <text:p text:style-name="P247">Larix decidua|2689981|1277030|1|1980|Vascular plants</text:p>
      <text:p text:style-name="P248">Larix decidua|2690061|1277000|1|1980|Vascular plants</text:p>
      <text:p text:style-name="P249">Larix<text:s/>decidua|2690101|1276980|1|1980|Vascular plants</text:p>
      <text:p text:style-name="P250"><text:span text:style-name="T251">Larix decidua|2645521|1138508|0|1981|Vascular plants</text:span></text:p>
      <text:soft-page-break/>
      <text:p text:style-name="P252"><text:span text:style-name="T253">✅</text:span><text:span text:style-name="T254"><text:s/>User Checklist</text:span></text:p>
      <text:h text:style-name="P255" text:outline-level="3"><text:bookmark-start text:name="_xqh677hfbqfk"/><text:bookmark-end text:name="_xqh677hfbqfk"/><text:span text:style-name="T256">A. Environmental Variables</text:span></text:h>
      <text:p text:style-name="P257"><text:span text:style-name="T258"><text:s/></text:span><text:span text:style-name="T259">☐</text:span><text:span text:style-name="T260"><text:s/>All raster files are<text:s/></text:span><text:span text:style-name="T261">.tif</text:span><text:span text:style-name="T262"><text:s/>and preferably created with<text:s/></text:span><text:span text:style-name="T263">terra</text:span><text:span text:style-name="T264"><text:s/>in R.</text:span><text:span text:style-name="T265"><text:line-break/></text:span><text:span text:style-name="T266"><text:s/>☐ All rasters at the same level (glo or reg) share the same CRS, resolution, extent, and grid alignment.</text:span><text:span text:style-name="T267"><text:line-break/></text:span><text:span text:style-name="T268"><text:s/>☐ Folder depth between<text:s/></text:span><text:span text:style-name="T269">./covariates/</text:span><text:span text:style-name="T270"><text:s/>and the raster file is 4–7 levels.</text:span><text:span text:style-name="T271"><text:line-break/></text:span><text:span text:style-name="T272"><text:s/>☐ Global layers are mirrored in the regional structure (same naming hierarchy, but adapted CRS and resolution).</text:span><text:span text:style-name="T273"><text:line-break/></text:span><text:span text:style-name="T274"><text:s/>☐ File names start with the concatenation of parent folder names separated by underscores.</text:span><text:span text:style-name="T275"><text:line-break/></text:span><text:span text:style-name="T276"><text:s/>☐ Focal size suffix is added if needed (e.g.,<text:s/></text:span><text:span text:style-name="T277">_f25.tif</text:span><text:span text:style-name="T278">).</text:span><text:span text:style-name="T279"><text:line-break/></text:span><text:span text:style-name="T280"><text:s/>☐ Attribute suffix is added if applicable (e.g.,<text:s/></text:span><text:span text:style-name="T281">_mean.tif</text:span><text:span text:style-name="T282">).</text:span><text:span text:style-name="T283"><text:line-break/></text:span><text:span text:style-name="T284"><text:s/>☐ Folder names contain no underscores or special characters.</text:span><text:span text:style-name="T285"><text:line-break/></text:span><text:span text:style-name="T286"><text:s/>☐ Scenario rasters are integrated in a dedicated scenario subfolder and follow the same naming convention as baseline layers.</text:span></text:p>
      <text:h text:style-name="P287" text:outline-level="3"><text:bookmark-start text:name="_9bsd8tju3ffv"/><text:bookmark-end text:name="_9bsd8tju3ffv"/><text:span text:style-name="T288">B. Species Occurrence Data</text:span></text:h>
      <text:p text:style-name="P289"><text:span text:style-name="T290"><text:s/>☐ Species data are stored under the correct folder: Global →<text:s/></text:span><text:span text:style-name="T291">./data/species/glo/</text:span><text:span text:style-name="T292"><text:s/>or Regional →<text:s/></text:span><text:span text:style-name="T293">./data/species/reg/</text:span><text:span text:style-name="T294">.</text:span><text:span text:style-name="T295"><text:line-break/></text:span><text:span text:style-name="T296"><text:s/>☐ Files are pipe-separated (</text:span><text:span text:style-name="T297">.psv</text:span><text:span text:style-name="T298"><text:s/>with<text:s/></text:span><text:span text:style-name="T299">|</text:span><text:span text:style-name="T300">).</text:span><text:span text:style-name="T301"><text:line-break/></text:span><text:span text:style-name="T302"><text:s/>☐ Mandatory columns:<text:s/></text:span><text:span text:style-name="T303">species</text:span><text:span text:style-name="T304"><text:s/>(name),<text:s/></text:span><text:span text:style-name="T305">X</text:span><text:span text:style-name="T306">,<text:s/></text:span><text:span text:style-name="T307">Y</text:span><text:span text:style-name="T308">.</text:span><text:span text:style-name="T309"><text:line-break/></text:span><text:span text:style-name="T310"><text:s/>☐ Optional:<text:s/></text:span><text:span text:style-name="T311">pa</text:span><text:span text:style-name="T312">,<text:s/></text:span><text:span text:style-name="T313">year</text:span><text:span text:style-name="T314">,<text:s/></text:span><text:span text:style-name="T315">group</text:span><text:span text:style-name="T316">.</text:span><text:span text:style-name="T317"><text:line-break/></text:span><text:span text:style-name="T318"><text:s/>☐ If any, group column matches the predefined groups (same as in the expert table and sampling bias raster file names).</text:span><text:span text:style-name="T319"><text:line-break/></text:span><text:span text:style-name="T320"><text:s/>☐ Coordinates use the same CRS as the rasters at the corresponding level.</text:span><text:span text:style-name="T321"><text:line-break/></text:span><text:span text:style-name="T322"><text:s/></text:span>☐<text:s/>Each row represents one unique occurrence (species × location × year).</text:p>
      <text:p text:style-name="P3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Roboto Mono" svg:font-family="Roboto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5" style:display-name="ListLabel 65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66" style:display-name="ListLabel 66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font-size="10pt" style:font-size-asian="10pt" style:font-size-complex="10pt" fo:language="en" fo:country="US"/>
    </style:style>
    <style:style style:name="T3" style:parent-style-name="Policepardéfau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" style:parent-style-name="Policepardéfaut" style:family="text">
      <style:text-properties fo:font-size="10pt" style:font-size-asian="10pt" style:font-size-complex="10pt" fo:language="en" fo:country="US"/>
    </style:style>
    <style:style style:name="T5" style:parent-style-name="Policepardéfaut" style:family="text">
      <style:text-properties fo:font-size="10pt" style:font-size-asian="10pt" style:font-size-complex="10pt" fo:language="en" fo:country="US"/>
    </style:style>
    <style:style style:name="T6" style:parent-style-name="Policepardéfaut" style:family="text">
      <style:text-properties fo:font-size="10pt" style:font-size-asian="10pt" style:font-size-complex="10pt" fo:language="en" fo:country="US"/>
    </style:style>
    <style:style style:name="T7" style:parent-style-name="Policepardéfaut" style:family="text">
      <style:text-properties fo:font-size="10pt" style:font-size-asian="10pt" style:font-size-complex="10pt" fo:language="en" fo:country="US"/>
    </style:style>
    <style:style style:name="T8" style:parent-style-name="Policepardéfaut" style:family="text">
      <style:text-properties fo:font-size="10pt" style:font-size-asian="10pt" style:font-size-complex="10pt" fo:language="en" fo:country="US"/>
    </style:style>
    <style:style style:name="T9" style:parent-style-name="Policepardéfaut" style:family="text">
      <style:text-properties fo:font-size="10pt" style:font-size-asian="10pt" style:font-size-complex="10pt" fo:language="en" fo:country="US"/>
    </style:style>
    <style:style style:name="T10" style:parent-style-name="Policepardéfaut" style:family="text">
      <style:text-properties fo:font-size="10pt" style:font-size-asian="10pt" style:font-size-complex="10pt" fo:language="en" fo:country="US"/>
    </style:style>
  </office:automatic-styles>
  <office:master-styles>
    <style:master-page style:name="MP0" style:page-layout-name="PL0">
      <style:header>
        <text:p text:style-name="Standard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<text:s/></text:span><text:span text:style-name="T7">25</text:span><text:span text:style-name="T8">.</text:span><text:span text:style-name="T9">11</text:span><text:span text:style-name="T10">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de, Antoine</dc:creator>
    <meta:creation-date>2025-10-06T10:55:00Z</meta:creation-date>
    <dc:date>2025-11-25T21:37:00Z</dc:date>
    <meta:template xlink:href="Normal.dotm" xlink:type="simple"/>
    <meta:editing-cycles>3</meta:editing-cycles>
    <meta:editing-duration>PT0S</meta:editing-duration>
    <meta:document-statistic meta:page-count="4" meta:paragraph-count="11" meta:word-count="849" meta:character-count="5508" meta:row-count="38" meta:non-whitespace-character-count="4670"/>
  </office:meta>
</office:document-meta>
</file>